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1" fo:font-size="10.5pt" fo:font-weight="normal" fo:background-color="transparent"/>
    </style:style>
    <style:style style:name="P9" style:family="paragraph" style:parent-style-name="Standard">
      <style:text-properties officeooo:rsid="000714e7" officeooo:paragraph-rsid="000714e7"/>
    </style:style>
    <style:style style:name="P10" style:family="paragraph" style:parent-style-name="Standard">
      <style:text-properties officeooo:rsid="0009a85d" officeooo:paragraph-rsid="0009a85d"/>
    </style:style>
    <style:style style:name="P11" style:family="paragraph" style:parent-style-name="Standard">
      <style:text-properties officeooo:rsid="000d210c" officeooo:paragraph-rsid="000d210c"/>
    </style:style>
    <style:style style:name="P12" style:family="paragraph" style:parent-style-name="Text_20_body">
      <style:text-properties officeooo:paragraph-rsid="00150802"/>
    </style:style>
    <style:style style:name="P13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" fo:font-size="10.5pt" officeooo:paragraph-rsid="00150802" fo:background-color="#1e1e1e"/>
    </style:style>
    <style:style style:name="P14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5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6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7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1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2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3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4" style:family="paragraph" style:parent-style-name="Standard">
      <style:text-properties style:use-window-font-color="true" style:font-name="Droid Sans Mono1" fo:font-size="10.5pt" fo:font-weight="normal" officeooo:rsid="00055c97" officeooo:paragraph-rsid="0004693d" fo:background-color="transparent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29" style:family="paragraph" style:parent-style-name="Standard">
      <style:text-properties fo:color="#d4d4d4" style:font-name="Droid Sans Mono" fo:font-size="10.5pt" fo:font-weight="normal" officeooo:paragraph-rsid="0011cf34" fo:background-color="#1e1e1e" style:font-weight-asian="normal" style:font-weight-complex="normal"/>
    </style:style>
    <style:style style:name="P30" style:family="paragraph" style:parent-style-name="Text_20_body">
      <style:text-properties fo:color="#d4d4d4" style:text-line-through-style="none" style:text-line-through-type="none" style:font-name="Droid Sans Mono" fo:font-size="10.5pt" fo:font-weight="normal" officeooo:rsid="000fd00d" officeooo:paragraph-rsid="000d210c" fo:background-color="#1e1e1e" style:font-weight-asian="normal" style:font-weight-complex="normal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officeooo:rsid="0004377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8" style:family="text">
      <style:text-properties fo:color="#9cdcfe"/>
    </style:style>
    <style:style style:name="T19" style:family="text">
      <style:text-properties fo:color="#ce9178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11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4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5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2">npm i</text:span><text:span text:style-name="T3"> to download all those dependencies from package.json) </text:span></text:p>
      <text:p text:style-name="P16"/>
      <text:p text:style-name="P17">&gt; test API</text:p>
      <text:p text:style-name="P17"/>
      <text:p text:style-name="P7"><text:span text:style-name="T3">- create a movie in </text:span><text:span text:style-name="T7">server/movie.service</text:span></text:p>
      <text:p text:style-name="P18"/>
      <text:p text:style-name="P24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8"/>
      <text:p text:style-name="P17"/>
      <text:p text:style-name="P17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9"/>
      <text:p text:style-name="P19">- create a movie via PUT or POST</text:p>
      <text:p text:style-name="P19"/>
      <text:p text:style-name="P9"><text:span text:style-name="T3">$ </text:span><text:span text:style-name="T14">curl localhost:8080/movie -X PUT -H 'Content-Type:application/json' -d '{"titel":"Superman", "year":"1999", "picture":"link", "description":"Louise &amp; Clark", "genre":"Adventure"}'</text:span></text:p>
      <text:p text:style-name="P25"/>
      <text:p text:style-name="P9"><text:span text:style-name="T14">- </text:span><text:span text:style-name="T15">Delete a movie with DELETE</text:span></text:p>
      <text:p text:style-name="P26">$ curl localhost: -X DELETE localhost:8080/movie/movieId</text:p>
      <text:p text:style-name="P26"/>
      <text:p text:style-name="P10"><text:span text:style-name="T13">- </text:span><text:span text:style-name="T16">Add movie as favorite</text:span></text:p>
      <text:p text:style-name="P27">$ curl -X PUT localhost:8080/movie/favorite/movieId</text:p>
      <text:p text:style-name="P27"/>
      <text:p text:style-name="P27"/>
      <text:p text:style-name="P27"/>
      <text:p text:style-name="P28"><text:soft-page-break/>Tets</text:p>
      <text:p text:style-name="P28">===</text:p>
      <text:p text:style-name="P11"><text:span text:style-name="T13">$ </text:span><text:span text:style-name="Source_20_Text"><text:span text:style-name="T17">npm install --save-dev jest typescript ts-jest @types/jest</text:span></text:span></text:p>
      <text:p text:style-name="P20"/>
      <text:p text:style-name="P12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415794486" text:style-name="L1">
        <text:list-item>
          <text:p text:style-name="P31">Change the scripts field in package.json to:</text:p>
        </text:list-item>
      </text:list>
      <text:p text:style-name="P13"><text:span text:style-name="T18">"scripts"</text:span>: {</text:p>
      <text:p text:style-name="P13"><text:span text:style-name="T18">"dev"</text:span>: <text:span text:style-name="T19">"ts-node-dev --respawn --pretty --transpile-only src/index.ts"</text:span>,</text:p>
      <text:p text:style-name="P13"><text:span text:style-name="T18">"test"</text:span>: <text:span text:style-name="T19">"jest"</text:span></text:p>
      <text:p text:style-name="P30">},</text:p>
      <text:p text:style-name="P22"/>
      <text:p text:style-name="P21">&gt; Write some tests and the run</text:p>
      <text:p text:style-name="P21"/>
      <text:p text:style-name="P23">$ npm test</text:p>
      <text:p text:style-name="P29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11T14:38:35.799494804</dc:date>
    <meta:editing-duration>PT2H13M5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42" meta:character-count="1506" meta:non-whitespace-character-count="1311"/>
  </office:meta>
</office:document-meta>
</file>